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писок вопросов для проверки на знания, и умения использовать, по категориям</text:p>
      <text:p text:style-name="Standard">ChatGPT</text:p>
      <text:p text:style-name="P1">ChatGPT</text:p>
      <text:p text:style-name="Text_20_body">Конечно, вот список вопросов для проверки знаний и умения использовать объектно-ориентированное программирование (ООП) в PHP, разбитый по категориям:</text:p>
      <text:h text:style-name="Heading_20_3" text:outline-level="3">Основы ООП:</text:h>
      <text:list xml:id="list6045166079099129235" text:style-name="L1">
        <text:list-item>
          <text:p text:style-name="P2"><text:span text:style-name="Strong_20_Emphasis">Классы и объекты:</text:span></text:p>
          <text:list>
            <text:list-item>
              <text:p text:style-name="P6">Что такое классы и объекты в PHP?</text:p>
            </text:list-item>
            <text:list-item>
              <text:p text:style-name="P6">Как создать класс в PHP?</text:p>
            </text:list-item>
            <text:list-item>
              <text:p text:style-name="P6">Как создать объект (экземпляр класса) в PHP?</text:p>
            </text:list-item>
          </text:list>
        </text:list-item>
        <text:list-item>
          <text:p text:style-name="P2"><text:span text:style-name="Strong_20_Emphasis">Свойства и методы:</text:span></text:p>
          <text:list>
            <text:list-item>
              <text:p text:style-name="P6">Как определить свойства и методы в классе PHP?</text:p>
            </text:list-item>
            <text:list-item>
              <text:p text:style-name="P6">Как получить доступ к свойствам и методам объекта в PHP?</text:p>
            </text:list-item>
          </text:list>
        </text:list-item>
        <text:list-item>
          <text:p text:style-name="P2"><text:span text:style-name="Strong_20_Emphasis">Наследование:</text:span></text:p>
          <text:list>
            <text:list-item>
              <text:p text:style-name="P6">Что такое наследование и зачем оно нужно в ООП?</text:p>
            </text:list-item>
            <text:list-item>
              <text:p text:style-name="P6">Как определить дочерний класс, который наследует от родительского класса?</text:p>
            </text:list-item>
            <text:list-item>
              <text:p text:style-name="P6">Какие ключевые слова используются для реализации наследования в PHP?</text:p>
            </text:list-item>
          </text:list>
        </text:list-item>
        <text:list-item>
          <text:p text:style-name="P2"><text:span text:style-name="Strong_20_Emphasis">Инкапсуляция:</text:span></text:p>
          <text:list>
            <text:list-item>
              <text:p text:style-name="P6">Что такое инкапсуляция и какие преимущества она предоставляет?</text:p>
            </text:list-item>
            <text:list-item>
              <text:p text:style-name="P2">Какие модификаторы доступа используются для реализации инкапсуляции в PHP?</text:p>
            </text:list-item>
          </text:list>
        </text:list-item>
      </text:list>
      <text:h text:style-name="Heading_20_3" text:outline-level="3">Продвинутые концепции ООП:</text:h>
      <text:list xml:id="list6409397968346501381" text:style-name="L2">
        <text:list-item>
          <text:p text:style-name="P3"><text:span text:style-name="Strong_20_Emphasis">Полиморфизм:</text:span></text:p>
          <text:list>
            <text:list-item>
              <text:p text:style-name="P7">Что такое полиморфизм и как он реализуется в PHP?</text:p>
            </text:list-item>
            <text:list-item>
              <text:p text:style-name="P7">В чем разница между перегрузкой и переопределением методов?</text:p>
            </text:list-item>
          </text:list>
        </text:list-item>
        <text:list-item>
          <text:p text:style-name="P3"><text:span text:style-name="Strong_20_Emphasis">Интерфейсы и абстрактные классы:</text:span></text:p>
          <text:list>
            <text:list-item>
              <text:p text:style-name="P7">Что такое интерфейсы и для чего они используются в PHP?</text:p>
            </text:list-item>
            <text:list-item>
              <text:p text:style-name="P7">В чем отличие абстрактных классов от интерфейсов?</text:p>
            </text:list-item>
            <text:list-item>
              <text:p text:style-name="P7">Как реализовать интерфейс или наследовать абстрактный класс в PHP?</text:p>
            </text:list-item>
          </text:list>
        </text:list-item>
        <text:list-item>
          <text:p text:style-name="P3"><text:span text:style-name="Strong_20_Emphasis">Трейты:</text:span></text:p>
          <text:list>
            <text:list-item>
              <text:p text:style-name="P7">Что такое трейты и как они используются в PHP?</text:p>
            </text:list-item>
            <text:list-item>
              <text:p text:style-name="P7">Какие преимущества предоставляют трейты при разработке приложений?</text:p>
            </text:list-item>
          </text:list>
        </text:list-item>
        <text:list-item>
          <text:p text:style-name="P3"><text:span text:style-name="Strong_20_Emphasis">Принципы SOLID:</text:span></text:p>
          <text:list>
            <text:list-item>
              <text:p text:style-name="P7">Что означает каждая буква в аббревиатуре SOLID?</text:p>
            </text:list-item>
            <text:list-item>
              <text:p text:style-name="P3">Какие принципы SOLID помогают создавать более гибкий и расширяемый код?</text:p>
            </text:list-item>
          </text:list>
        </text:list-item>
      </text:list>
      <text:h text:style-name="Heading_20_3" text:outline-level="3">Управление исключениями и ошибками:</text:h>
      <text:list xml:id="list3874806527920724718" text:style-name="L3">
        <text:list-item>
          <text:p text:style-name="P4"><text:span text:style-name="Strong_20_Emphasis">Обработка исключений:</text:span></text:p>
          <text:list>
            <text:list-item>
              <text:p text:style-name="P8">Что такое исключение в PHP и как его обработать?</text:p>
            </text:list-item>
            <text:list-item>
              <text:p text:style-name="P8">Какие ключевые слова используются для обработки исключений в PHP?</text:p>
            </text:list-item>
          </text:list>
        </text:list-item>
        <text:list-item>
          <text:p text:style-name="P4"><text:span text:style-name="Strong_20_Emphasis">Пользовательские исключения:</text:span></text:p>
          <text:list>
            <text:list-item>
              <text:p text:style-name="P8"><text:soft-page-break/>Как создать пользовательское исключение в PHP?</text:p>
            </text:list-item>
            <text:list-item>
              <text:p text:style-name="P4">Как передать информацию о причине исключения при его генерации?</text:p>
            </text:list-item>
          </text:list>
        </text:list-item>
      </text:list>
      <text:h text:style-name="Heading_20_3" text:outline-level="3">Проектирование ООП-кода:</text:h>
      <text:list xml:id="list3194952218505261162" text:style-name="L4">
        <text:list-item>
          <text:p text:style-name="P5"><text:span text:style-name="Strong_20_Emphasis">Архитектура приложения:</text:span></text:p>
          <text:list>
            <text:list-item>
              <text:p text:style-name="P9">Что такое архитектура приложения и как она связана с объектно-ориентированным программированием?</text:p>
            </text:list-item>
            <text:list-item>
              <text:p text:style-name="P9">Какие подходы к проектированию архитектуры приложения вы знаете?</text:p>
            </text:list-item>
          </text:list>
        </text:list-item>
        <text:list-item>
          <text:p text:style-name="P5"><text:span text:style-name="Strong_20_Emphasis">Проектирование классов:</text:span></text:p>
          <text:list>
            <text:list-item>
              <text:p text:style-name="P9">Какие принципы вы используете при проектировании классов?</text:p>
            </text:list-item>
            <text:list-item>
              <text:p text:style-name="P5">Как определить, какие свойства и методы должны быть включены в класс?</text:p>
            </text:list-item>
          </text:list>
        </text:list-item>
      </text:list>
      <text:p text:style-name="Text_20_body">Эти вопросы помогут проверить знания и умение использовать ООП в PHP, а также оценить глубину понимания основных концепций и их применение в практических сценариях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S</meta:editing-duration>
    <meta:editing-cycles>3</meta:editing-cycles>
    <meta:generator>OpenOffice/4.1.14$Win32 OpenOffice.org_project/4114m1$Build-9811</meta:generator>
    <dc:date>2024-05-01T01:49:49.95</dc:date>
    <meta:document-statistic meta:table-count="0" meta:image-count="0" meta:object-count="0" meta:page-count="2" meta:paragraph-count="48" meta:word-count="356" meta:character-count="2318"/>
    <dc:creator>Dima Wide</dc:creator>
    <meta:user-defined meta:name="Info 1"/>
    <meta:user-defined meta:name="Info 2"/>
    <meta:user-defined meta:name="Info 3"/>
    <meta:user-defined meta:name="Info 4"/>
  </office:meta>
</office:document-meta>
</file>